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" style:family="graphic" style:parent-style-name="objectwithoutfill">
      <style:graphic-properties draw:stroke="dash" draw:stroke-dash="Fine_20_Dashed_20__28_var_29_" svg:stroke-width="0.152cm" svg:stroke-color="#8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117cm"/>
    </style:style>
    <style:style style:name="gr6" style:family="graphic" style:parent-style-name="standard">
      <style:graphic-properties draw:stroke="none" svg:stroke-color="#ffffff" draw:fill="hatch" draw:fill-color="#cfe7f5" draw:fill-hatch-name="Red_20_Crossed_20_0_20_Degrees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ffffff" draw:fill="hatch" draw:fill-color="#cfe7f5" draw:fill-hatch-name="Blue_20_Crossed_20_45_20_Degrees" draw:fill-hatch-solid="fals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1.117cm"/>
    </style:style>
    <style:style style:name="gr9" style:family="graphic" style:parent-style-name="objectwithoutfill">
      <style:graphic-properties draw:stroke="dash" draw:stroke-dash="Fine_20_Dashed_20__28_var_29_" svg:stroke-width="0.152cm" svg:stroke-color="#00008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hatch" draw:fill-hatch-name="Black_20_-45_20_Degrees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hatch" draw:fill-hatch-name="Black_20_45_20_Degrees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12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bold" style:font-weight-asian="bold" style:font-weight-complex="bold"/>
    </style:style>
    <style:style style:name="P3" style:family="paragraph">
      <style:text-properties fo:color="#000000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3.921cm" svg:y1="2.778cm" svg:x2="3.921cm" svg:y2="9.128cm">
                <text:p/>
              </draw:line>
              <draw:line draw:style-name="gr1" draw:text-style-name="P1" draw:layer="layout" svg:x1="5.321cm" svg:y1="2.778cm" svg:x2="5.321cm" svg:y2="9.128cm">
                <text:p/>
              </draw:line>
              <draw:line draw:style-name="gr1" draw:text-style-name="P1" draw:layer="layout" svg:x1="9.521cm" svg:y1="2.778cm" svg:x2="9.521cm" svg:y2="9.128cm">
                <text:p/>
              </draw:line>
              <draw:line draw:style-name="gr1" draw:text-style-name="P1" draw:layer="layout" svg:x1="6.721cm" svg:y1="2.778cm" svg:x2="6.721cm" svg:y2="9.128cm">
                <text:p/>
              </draw:line>
              <draw:line draw:style-name="gr1" draw:text-style-name="P1" draw:layer="layout" svg:x1="8.121cm" svg:y1="2.778cm" svg:x2="8.121cm" svg:y2="9.128cm">
                <text:p/>
              </draw:line>
              <draw:line draw:style-name="gr1" draw:text-style-name="P1" draw:layer="layout" svg:x1="10.779cm" svg:y1="2.778cm" svg:x2="3.821cm" svg:y2="2.828cm">
                <text:p/>
              </draw:line>
              <draw:line draw:style-name="gr1" draw:text-style-name="P1" draw:layer="layout" svg:x1="10.779cm" svg:y1="4.048cm" svg:x2="3.921cm" svg:y2="4.067cm">
                <text:p/>
              </draw:line>
              <draw:line draw:style-name="gr1" draw:text-style-name="P1" draw:layer="layout" svg:x1="3.921cm" svg:y1="2.778cm" svg:x2="3.921cm" svg:y2="9.128cm">
                <text:p/>
              </draw:line>
              <draw:line draw:style-name="gr1" draw:text-style-name="P1" draw:layer="layout" svg:x1="10.779cm" svg:y1="5.191cm" svg:x2="3.922cm" svg:y2="5.267cm">
                <text:p/>
              </draw:line>
              <draw:line draw:style-name="gr1" draw:text-style-name="P1" draw:layer="layout" svg:x1="10.779cm" svg:y1="6.461cm" svg:x2="3.923cm" svg:y2="6.567cm">
                <text:p/>
              </draw:line>
              <draw:line draw:style-name="gr1" draw:text-style-name="P1" draw:layer="layout" svg:x1="10.906cm" svg:y1="7.858cm" svg:x2="3.923cm" svg:y2="7.867cm">
                <text:p/>
              </draw:line>
              <draw:line draw:style-name="gr1" draw:text-style-name="P1" draw:layer="layout" svg:x1="10.906cm" svg:y1="9.128cm" svg:x2="3.823cm" svg:y2="9.167cm">
                <text:p/>
              </draw:line>
              <draw:line draw:style-name="gr1" draw:text-style-name="P1" draw:layer="layout" svg:x1="10.821cm" svg:y1="2.778cm" svg:x2="10.821cm" svg:y2="9.128cm">
                <text:p/>
              </draw:line>
            </draw:g>
            <draw:line draw:style-name="gr2" draw:text-style-name="P1" draw:layer="layout" svg:x1="5.953cm" svg:y1="4.583cm" svg:x2="12.557cm" svg:y2="13.954cm">
              <text:p/>
            </draw:line>
            <draw:line draw:style-name="gr2" draw:text-style-name="P1" draw:layer="layout" svg:x1="5.953cm" svg:y1="4.556cm" svg:x2="16.367cm" svg:y2="9.89cm">
              <text:p/>
            </draw:line>
            <draw:g>
              <draw:line draw:style-name="gr3" draw:text-style-name="P1" draw:layer="layout" svg:x1="3.159cm" svg:y1="2.016cm" svg:x2="3.159cm" svg:y2="5.953cm">
                <text:p/>
              </draw:line>
              <draw:line draw:style-name="gr3" draw:text-style-name="P1" draw:layer="layout" svg:x1="3.159cm" svg:y1="2.016cm" svg:x2="6.842cm" svg:y2="2.016cm">
                <text:p/>
              </draw:line>
            </draw:g>
            <draw:frame draw:style-name="gr4" draw:text-style-name="P2" draw:layer="layout" svg:width="1.806cm" svg:height="0.962cm" svg:x="1.254cm" svg:y="1.181cm">
              <draw:text-box>
                <text:p><text:span text:style-name="T1">(0,0)</text:span></text:p>
              </draw:text-box>
            </draw:frame>
            <draw:g>
              <draw:line draw:style-name="gr1" draw:text-style-name="P1" draw:layer="layout" svg:x1="12.681cm" svg:y1="10.055cm" svg:x2="12.681cm" svg:y2="13.842cm">
                <text:p/>
              </draw:line>
              <draw:line draw:style-name="gr1" draw:text-style-name="P1" draw:layer="layout" svg:x1="13.435cm" svg:y1="10.055cm" svg:x2="13.435cm" svg:y2="13.842cm">
                <text:p/>
              </draw:line>
              <draw:line draw:style-name="gr1" draw:text-style-name="P1" draw:layer="layout" svg:x1="15.697cm" svg:y1="10.055cm" svg:x2="15.697cm" svg:y2="13.842cm">
                <text:p/>
              </draw:line>
              <draw:line draw:style-name="gr1" draw:text-style-name="P1" draw:layer="layout" svg:x1="14.189cm" svg:y1="10.055cm" svg:x2="14.189cm" svg:y2="13.842cm">
                <text:p/>
              </draw:line>
              <draw:line draw:style-name="gr1" draw:text-style-name="P1" draw:layer="layout" svg:x1="14.943cm" svg:y1="10.055cm" svg:x2="14.943cm" svg:y2="13.842cm">
                <text:p/>
              </draw:line>
              <draw:line draw:style-name="gr1" draw:text-style-name="P1" draw:layer="layout" svg:x1="16.375cm" svg:y1="10.055cm" svg:x2="12.627cm" svg:y2="10.085cm">
                <text:p/>
              </draw:line>
              <draw:line draw:style-name="gr1" draw:text-style-name="P1" draw:layer="layout" svg:x1="16.375cm" svg:y1="10.812cm" svg:x2="12.681cm" svg:y2="10.823cm">
                <text:p/>
              </draw:line>
              <draw:line draw:style-name="gr1" draw:text-style-name="P1" draw:layer="layout" svg:x1="12.681cm" svg:y1="10.055cm" svg:x2="12.681cm" svg:y2="13.842cm">
                <text:p/>
              </draw:line>
              <draw:line draw:style-name="gr1" draw:text-style-name="P1" draw:layer="layout" svg:x1="16.374cm" svg:y1="11.494cm" svg:x2="12.681cm" svg:y2="11.539cm">
                <text:p/>
              </draw:line>
              <draw:line draw:style-name="gr1" draw:text-style-name="P1" draw:layer="layout" svg:x1="16.375cm" svg:y1="12.251cm" svg:x2="12.682cm" svg:y2="12.314cm">
                <text:p/>
              </draw:line>
              <draw:line draw:style-name="gr1" draw:text-style-name="P1" draw:layer="layout" svg:x1="16.443cm" svg:y1="13.084cm" svg:x2="12.682cm" svg:y2="13.089cm">
                <text:p/>
              </draw:line>
              <draw:line draw:style-name="gr1" draw:text-style-name="P1" draw:layer="layout" svg:x1="16.443cm" svg:y1="13.842cm" svg:x2="12.628cm" svg:y2="13.865cm">
                <text:p/>
              </draw:line>
              <draw:line draw:style-name="gr1" draw:text-style-name="P1" draw:layer="layout" svg:x1="16.397cm" svg:y1="10.055cm" svg:x2="16.397cm" svg:y2="13.842cm">
                <text:p/>
              </draw:line>
            </draw:g>
            <draw:g>
              <draw:line draw:style-name="gr3" draw:text-style-name="P1" draw:layer="layout" svg:x1="12.176cm" svg:y1="9.584cm" svg:x2="12.176cm" svg:y2="11.668cm">
                <text:p/>
              </draw:line>
              <draw:line draw:style-name="gr3" draw:text-style-name="P1" draw:layer="layout" svg:x1="12.176cm" svg:y1="9.584cm" svg:x2="14.506cm" svg:y2="9.584cm">
                <text:p/>
              </draw:line>
            </draw:g>
            <draw:frame draw:style-name="gr5" draw:text-style-name="P2" draw:layer="layout" svg:width="2.152cm" svg:height="0.962cm" svg:x="10.532cm" svg:y="9.101cm">
              <draw:text-box>
                <text:p><text:span text:style-name="T1">(0,0)</text:span></text:p>
              </draw:text-box>
            </draw:frame>
            <draw:custom-shape draw:style-name="gr6" draw:text-style-name="P1" draw:layer="layout" svg:width="1.397cm" svg:height="1.143cm" svg:x="5.339cm" svg:y="4.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762cm" svg:height="0.762cm" svg:x="13.446cm" svg:y="10.779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8" draw:text-style-name="P3" draw:layer="layout" svg:width="2.152cm" svg:height="0.878cm" svg:x="14.99cm" svg:y="19.227cm">
                <draw:text-box>
                  <text:p><text:span text:style-name="T2">(0,0)</text:span></text:p>
                </draw:text-box>
              </draw:frame>
              <draw:line draw:style-name="gr9" draw:text-style-name="P1" draw:layer="layout" svg:x1="13.83cm" svg:y1="11.198cm" svg:x2="18.148cm" svg:y2="16.024cm">
                <text:p/>
              </draw:line>
              <draw:line draw:style-name="gr9" draw:text-style-name="P1" draw:layer="layout" svg:x1="13.83cm" svg:y1="11.198cm" svg:x2="19.418cm" svg:y2="14.627cm">
                <text:p/>
              </draw:line>
              <draw:custom-shape draw:style-name="gr10" draw:text-style-name="P1" draw:layer="layout" svg:width="1.778cm" svg:height="1.778cm" svg:x="18.121cm" svg:y="14.6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" draw:layer="layout" svg:width="1.142cm" svg:height="1.143cm" svg:x="18.445cm" svg:y="15.0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onnector draw:style-name="gr12" draw:text-style-name="P1" draw:layer="layout" draw:type="curve" svg:x1="15.763cm" svg:y1="19.069cm" svg:x2="18.855cm" svg:y2="15.777cm" svg:d="m15763 19069c0-2469 3092-823 3092-3292">
                  <text:p/>
                </draw:connector>
                <draw:g>
                  <draw:g>
                    <draw:line draw:style-name="gr13" draw:text-style-name="P1" draw:layer="layout" svg:x1="19.064cm" svg:y1="15.602cm" svg:x2="19.064cm" svg:y2="13.57cm">
                      <text:p/>
                    </draw:line>
                    <draw:line draw:style-name="gr13" draw:text-style-name="P1" draw:layer="layout" svg:x1="19.064cm" svg:y1="15.602cm" svg:x2="20.969cm" svg:y2="15.602cm">
                      <text:p/>
                    </draw:line>
                  </draw:g>
                </draw:g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Boyd</meta:initial-creator>
    <meta:creation-date>2013-10-21T17:22:22</meta:creation-date>
    <dc:date>2013-11-04T10:33:43</dc:date>
    <dc:creator>Will Boyd</dc:creator>
    <meta:editing-duration>PT34M39S</meta:editing-duration>
    <meta:editing-cycles>6</meta:editing-cycles>
    <meta:generator>LibreOffice/3.6$Linux_X86_64 LibreOffice_project/360m1$Build-2</meta:generator>
    <meta:document-statistic meta:object-count="54"/>
  </office:meta>
</office:document-meta>
</file>